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dee6ef" draw:textarea-horizontal-align="justify" draw:textarea-vertical-align="middle" draw:auto-grow-height="false" fo:min-height="0.716cm" fo:min-width="4.4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dee6ef" draw:textarea-horizontal-align="justify" draw:textarea-vertical-align="middle" draw:auto-grow-height="false" fo:min-height="0.716cm" fo:min-width="2.4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dee6ef" draw:textarea-horizontal-align="justify" draw:textarea-vertical-align="middle" draw:auto-grow-height="false" fo:min-height="0.716cm" fo:min-width="1.466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53cm" svg:stroke-color="#00000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style:font-name="Liberation Sans1"/>
    </style:style>
    <style:style style:name="P2" style:family="paragraph">
      <loext:graphic-properties draw:fill-color="#dee6ef"/>
      <style:paragraph-properties fo:text-align="center"/>
      <style:text-properties style:font-name="Liberation Sans1" fo:font-size="12pt" style:font-size-asian="12pt" style:font-size-complex="12pt"/>
    </style:style>
    <style:style style:name="P3" style:family="paragraph">
      <loext:graphic-properties draw:fill="solid"/>
      <style:paragraph-properties fo:text-align="center"/>
      <style:text-properties style:font-name="Liberation Sans1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1cm" svg:x="6cm" svg:y="4cm">
          <text:p text:style-name="P1"><text:span text:style-name="T1">Connectiv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cm" svg:height="1cm" svg:x="3cm" svg:y="6cm">
          <text:p text:style-name="P1"><text:span text:style-name="T1">EdgeBrea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cm" svg:height="1cm" svg:x="9cm" svg:y="6cm">
          <text:p text:style-name="P1"><text:span text:style-name="T1">Sequential Connectiv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cm" svg:height="1cm" svg:x="9cm" svg:y="8cm">
          <text:p text:style-name="P1"><text:span text:style-name="T1">Compress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cm" svg:height="1cm" svg:x="13cm" svg:y="8cm">
          <text:p text:style-name="P1"><text:span text:style-name="T1">Uncompress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cm" svg:height="1cm" svg:x="9.5cm" svg:y="10cm">
          <text:p text:style-name="P1"><text:span text:style-name="T1">uint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cm" svg:height="1cm" svg:x="12cm" svg:y="10cm">
          <text:p text:style-name="P1"><text:span text:style-name="T1">uint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cm" svg:height="1cm" svg:x="14.5cm" svg:y="10cm">
          <text:p text:style-name="P1"><text:span text:style-name="T1">var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cm" svg:height="1cm" svg:x="17cm" svg:y="10cm">
          <text:p text:style-name="P1"><text:span text:style-name="T1">uint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8.5cm" svg:y1="5cm" svg:x2="5.5cm" svg:y2="6cm">
          <text:p/>
        </draw:line>
        <draw:line draw:style-name="gr4" draw:text-style-name="P3" draw:layer="layout" svg:x1="11.6cm" svg:y1="6cm" svg:x2="8.5cm" svg:y2="5cm">
          <text:p/>
        </draw:line>
        <draw:line draw:style-name="gr4" draw:text-style-name="P3" draw:layer="layout" svg:x1="12cm" svg:y1="7cm" svg:x2="10.4cm" svg:y2="8cm">
          <text:p/>
        </draw:line>
        <draw:line draw:style-name="gr4" draw:text-style-name="P3" draw:layer="layout" svg:x1="13.4cm" svg:y1="9cm" svg:x2="10.5cm" svg:y2="10cm">
          <text:p/>
        </draw:line>
        <draw:line draw:style-name="gr4" draw:text-style-name="P3" draw:layer="layout" svg:x1="13.9cm" svg:y1="9cm" svg:x2="12.9cm" svg:y2="10cm">
          <text:p/>
        </draw:line>
        <draw:line draw:style-name="gr4" draw:text-style-name="P3" draw:layer="layout" svg:x1="14.5cm" svg:y1="9cm" svg:x2="15.5cm" svg:y2="10cm">
          <text:p/>
        </draw:line>
        <draw:line draw:style-name="gr4" draw:text-style-name="P3" draw:layer="layout" svg:x1="15.1cm" svg:y1="9cm" svg:x2="18cm" svg:y2="10cm">
          <text:p/>
        </draw:line>
        <draw:line draw:style-name="gr4" draw:text-style-name="P3" draw:layer="layout" svg:x1="12cm" svg:y1="7cm" svg:x2="14cm" svg:y2="8cm">
          <text:p/>
        </draw:line>
        <draw:custom-shape draw:style-name="gr2" draw:text-style-name="P2" draw:layer="layout" svg:width="3cm" svg:height="1cm" svg:x="1cm" svg:y="8cm">
          <text:p text:style-name="P1"><text:span text:style-name="T1">Val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cm" svg:height="1cm" svg:x="5cm" svg:y="8cm">
          <text:p text:style-name="P1"><text:span text:style-name="T1">Stand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5cm" svg:y1="7cm" svg:x2="3cm" svg:y2="8cm">
          <text:p/>
        </draw:line>
        <draw:line draw:style-name="gr4" draw:text-style-name="P3" draw:layer="layout" svg:x1="5cm" svg:y1="7cm" svg:x2="6.6cm" svg:y2="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18T13:52:37.075000000</meta:creation-date>
    <dc:date>2019-11-25T17:00:28.134000000</dc:date>
    <meta:editing-duration>P23DT23H28M4S</meta:editing-duration>
    <meta:editing-cycles>5</meta:editing-cycles>
    <meta:generator>LibreOffice/6.3.3.2$Windows_X86_64 LibreOffice_project/a64200df03143b798afd1ec74a12ab50359878ed</meta:generator>
    <meta:document-statistic meta:object-count="21"/>
  </office:meta>
</office:document-meta>
</file>